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10-0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6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12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254" calcext:value-type="float">
            <text:p>6.731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82979310345" calcext:value-type="float">
            <text:p>6.79682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6936" calcext:value-type="float">
            <text:p>6.7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0875862069" calcext:value-type="float">
            <text:p>6.7310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2528" calcext:value-type="float">
            <text:p>6.69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8848" calcext:value-type="float">
            <text:p>6.67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2508" calcext:value-type="float">
            <text:p>6.68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16567741936" calcext:value-type="float">
            <text:p>6.6841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1032" calcext:value-type="float">
            <text:p>6.6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05341935484" calcext:value-type="float">
            <text:p>6.720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59944827586" calcext:value-type="float">
            <text:p>6.7405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52361290323" calcext:value-type="float">
            <text:p>6.7335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37303225807" calcext:value-type="float">
            <text:p>6.8683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7104" calcext:value-type="float">
            <text:p>6.87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9212" calcext:value-type="float">
            <text:p>6.887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8332" calcext:value-type="float">
            <text:p>6.945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12361290323" calcext:value-type="float">
            <text:p>6.962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18193548387" calcext:value-type="float">
            <text:p>7.023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284" calcext:value-type="float">
            <text:p>7.09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88038709677" calcext:value-type="float">
            <text:p>7.1668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41457142857" calcext:value-type="float">
            <text:p>7.1814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00412903226" calcext:value-type="float">
            <text:p>7.186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76167741935" calcext:value-type="float">
            <text:p>7.2617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719806896552" calcext:value-type="float">
            <text:p>7.2471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37651612903" calcext:value-type="float">
            <text:p>7.240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3728" calcext:value-type="float">
            <text:p>7.27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30761290323" calcext:value-type="float">
            <text:p>7.291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29032258065" calcext:value-type="float">
            <text:p>7.251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2184" calcext:value-type="float">
            <text:p>7.25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1775483871" calcext:value-type="float">
            <text:p>7.246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0056" calcext:value-type="float">
            <text:p>7.23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22090322581" calcext:value-type="float">
            <text:p>7.2612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39485714286" calcext:value-type="float">
            <text:p>7.2413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589419354839" calcext:value-type="float">
            <text:p>7.215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844" calcext:value-type="float">
            <text:p>7.1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3" calcext:value-type="float">
            <text:p>7.0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62374193548" calcext:value-type="float">
            <text:p>7.067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1068" calcext:value-type="float">
            <text:p>7.05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33058064516" calcext:value-type="float">
            <text:p>7.020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15535483871" calcext:value-type="float">
            <text:p>7.007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8844" calcext:value-type="float">
            <text:p>6.999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8655483871" calcext:value-type="float">
            <text:p>7.035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0376" calcext:value-type="float">
            <text:p>7.10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27780645161" calcext:value-type="float">
            <text:p>7.1142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746" calcext:value-type="float">
            <text:p>7.11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11122580645" calcext:value-type="float">
            <text:p>7.121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57896774194" calcext:value-type="float">
            <text:p>7.2255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9784" calcext:value-type="float">
            <text:p>7.24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68593548387" calcext:value-type="float">
            <text:p>7.245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832" calcext:value-type="float">
            <text:p>7.2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78761290323" calcext:value-type="float">
            <text:p>7.321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78296774194" calcext:value-type="float">
            <text:p>7.333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3476" calcext:value-type="float">
            <text:p>7.30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22490322581" calcext:value-type="float">
            <text:p>7.2932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04993103448" calcext:value-type="float">
            <text:p>7.3100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2536" calcext:value-type="float">
            <text:p>7.3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967393103448" calcext:value-type="float">
            <text:p>7.3496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32890322581" calcext:value-type="float">
            <text:p>7.3633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60051612903" calcext:value-type="float">
            <text:p>7.508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70664" calcext:value-type="float">
            <text:p>7.56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09832258065" calcext:value-type="float">
            <text:p>7.6200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4808" calcext:value-type="float">
            <text:p>7.63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5336" calcext:value-type="float">
            <text:p>7.64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00864516129" calcext:value-type="float">
            <text:p>7.6400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7512" calcext:value-type="float">
            <text:p>7.6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79690322581" calcext:value-type="float">
            <text:p>7.678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1" calcext:value-type="float">
            <text:p>7.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12374193548" calcext:value-type="float">
            <text:p>7.6391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12914285714" calcext:value-type="float">
            <text:p>7.6191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25625806452" calcext:value-type="float">
            <text:p>7.593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46953846154" calcext:value-type="float">
            <text:p>7.53746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6352" calcext:value-type="float">
            <text:p>7.5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70353846154" calcext:value-type="float">
            <text:p>7.50470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07088" calcext:value-type="float">
            <text:p>7.486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05476923077" calcext:value-type="float">
            <text:p>7.47205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89661538461" calcext:value-type="float">
            <text:p>7.466896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90461538462" calcext:value-type="float">
            <text:p>7.53090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43466666667" calcext:value-type="float">
            <text:p>7.6264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48971428571" calcext:value-type="float">
            <text:p>7.5104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70742857143" calcext:value-type="float">
            <text:p>7.5107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8015" calcext:value-type="float">
            <text:p>7.555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09485714286" calcext:value-type="float">
            <text:p>7.5080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87294117647" calcext:value-type="float">
            <text:p>7.88087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15889655172" calcext:value-type="float">
            <text:p>7.82715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1315862069" calcext:value-type="float">
            <text:p>7.8451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6948" calcext:value-type="float">
            <text:p>7.819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8716" calcext:value-type="float">
            <text:p>7.81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03655172414" calcext:value-type="float">
            <text:p>7.8730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2168" calcext:value-type="float">
            <text:p>7.9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18344827586" calcext:value-type="float">
            <text:p>7.9841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56" calcext:value-type="float">
            <text:p>8.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65777777778" calcext:value-type="float">
            <text:p>8.02865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9832" calcext:value-type="float">
            <text:p>8.0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17238709677" calcext:value-type="float">
            <text:p>7.9791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93889655172" calcext:value-type="float">
            <text:p>7.97193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5996" calcext:value-type="float">
            <text:p>7.92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96838709677" calcext:value-type="float">
            <text:p>7.8709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60464516129" calcext:value-type="float">
            <text:p>7.836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5772" calcext:value-type="float">
            <text:p>7.81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8152" calcext:value-type="float">
            <text:p>7.8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6432" calcext:value-type="float">
            <text:p>7.83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13793548387" calcext:value-type="float">
            <text:p>7.8141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3195862069" calcext:value-type="float">
            <text:p>7.8253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03612903226" calcext:value-type="float">
            <text:p>7.823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53657142857" calcext:value-type="float">
            <text:p>7.7765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71422222222" calcext:value-type="float">
            <text:p>7.77471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80671428571" calcext:value-type="float">
            <text:p>7.76080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94" calcext:value-type="float">
            <text:p>7.7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99028571429" calcext:value-type="float">
            <text:p>7.7599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50342857143" calcext:value-type="float">
            <text:p>7.7835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51511111111" calcext:value-type="float">
            <text:p>7.81851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45057142857" calcext:value-type="float">
            <text:p>7.8504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44533333333" calcext:value-type="float">
            <text:p>7.9234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93155555556" calcext:value-type="float">
            <text:p>8.03193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49066666667" calcext:value-type="float">
            <text:p>7.8204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764" calcext:value-type="float">
            <text:p>8.0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756" calcext:value-type="float">
            <text:p>7.9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18" calcext:value-type="float">
            <text:p>7.5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1924" calcext:value-type="float">
            <text:p>7.0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156" calcext:value-type="float">
            <text:p>6.9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252" calcext:value-type="float">
            <text:p>6.9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54" calcext:value-type="float">
            <text:p>6.9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316" calcext:value-type="float">
            <text:p>7.1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84" calcext:value-type="float">
            <text:p>7.3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264" calcext:value-type="float">
            <text:p>7.3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1" calcext:value-type="float">
            <text:p>7.2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156" calcext:value-type="float">
            <text:p>8.1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388" calcext:value-type="float">
            <text:p>8.0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9356" calcext:value-type="float">
            <text:p>7.0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68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18" meta:object-count="0"/>
    <meta:user-defined meta:name="AppVersion">3.0</meta:user-defined>
  </office:meta>
</office:document-meta>
</file>